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892e2" officeooo:paragraph-rsid="001892e2"/>
    </style:style>
    <style:style style:name="P2" style:family="paragraph" style:parent-style-name="Text_20_body">
      <style:text-properties officeooo:rsid="001915cf" officeooo:paragraph-rsid="001915cf"/>
    </style:style>
    <style:style style:name="P3" style:family="paragraph" style:parent-style-name="Text_20_body">
      <style:text-properties officeooo:rsid="001995c0" officeooo:paragraph-rsid="001995c0"/>
    </style:style>
    <style:style style:name="P4" style:family="paragraph" style:parent-style-name="Text_20_body">
      <style:text-properties officeooo:rsid="001acea0" officeooo:paragraph-rsid="001acea0"/>
    </style:style>
    <style:style style:name="P5" style:family="paragraph" style:parent-style-name="Text_20_body">
      <style:text-properties officeooo:rsid="001c30b0" officeooo:paragraph-rsid="001c30b0"/>
    </style:style>
    <style:style style:name="P6" style:family="paragraph" style:parent-style-name="Text_20_body">
      <style:text-properties style:text-underline-style="solid" style:text-underline-width="auto" style:text-underline-color="font-color" officeooo:rsid="001e1d26" officeooo:paragraph-rsid="001e1d26"/>
    </style:style>
    <style:style style:name="P7" style:family="paragraph" style:parent-style-name="Text_20_body">
      <style:text-properties style:text-underline-style="solid" style:text-underline-width="auto" style:text-underline-color="font-color" officeooo:rsid="002a7080" officeooo:paragraph-rsid="002a7080"/>
    </style:style>
    <style:style style:name="P8" style:family="paragraph" style:parent-style-name="Text_20_body">
      <style:text-properties style:text-underline-style="solid" style:text-underline-width="auto" style:text-underline-color="font-color" officeooo:rsid="003c2aa9" officeooo:paragraph-rsid="003c2aa9"/>
    </style:style>
    <style:style style:name="P9" style:family="paragraph" style:parent-style-name="Text_20_body">
      <style:text-properties style:text-underline-style="solid" style:text-underline-width="auto" style:text-underline-color="font-color" officeooo:rsid="003dc7ed" officeooo:paragraph-rsid="003dc7ed"/>
    </style:style>
    <style:style style:name="P10" style:family="paragraph" style:parent-style-name="Text_20_body">
      <style:text-properties style:text-underline-style="solid" style:text-underline-width="auto" style:text-underline-color="font-color" officeooo:rsid="003d3c85" officeooo:paragraph-rsid="003d3c85"/>
    </style:style>
    <style:style style:name="P11" style:family="paragraph" style:parent-style-name="Text_20_body">
      <style:text-properties style:text-underline-style="none" officeooo:rsid="001f5fbe" officeooo:paragraph-rsid="001f5fbe"/>
    </style:style>
    <style:style style:name="P12" style:family="paragraph" style:parent-style-name="Text_20_body">
      <style:text-properties style:text-underline-style="none" officeooo:rsid="002dc520" officeooo:paragraph-rsid="002dc520"/>
    </style:style>
    <style:style style:name="P13" style:family="paragraph" style:parent-style-name="Text_20_body">
      <style:text-properties style:text-underline-style="none" officeooo:rsid="00445e23" officeooo:paragraph-rsid="00445e23"/>
    </style:style>
    <style:style style:name="P14" style:family="paragraph" style:parent-style-name="Text_20_body">
      <style:text-properties style:text-underline-style="none" officeooo:rsid="0046be28" officeooo:paragraph-rsid="0046be28"/>
    </style:style>
    <style:style style:name="P15" style:family="paragraph" style:parent-style-name="Text_20_body">
      <style:text-properties style:text-underline-style="none" officeooo:rsid="0048b4ad" officeooo:paragraph-rsid="0048b4ad"/>
    </style:style>
    <style:style style:name="P16" style:family="paragraph" style:parent-style-name="Text_20_body">
      <style:text-properties style:text-underline-style="none" officeooo:rsid="004dcbef" officeooo:paragraph-rsid="004dcbef"/>
    </style:style>
    <style:style style:name="P17" style:family="paragraph" style:parent-style-name="Text_20_body">
      <style:text-properties style:text-underline-style="none" officeooo:rsid="0052304f" officeooo:paragraph-rsid="0052304f"/>
    </style:style>
    <style:style style:name="P18" style:family="paragraph" style:parent-style-name="Text_20_body">
      <style:text-properties style:text-underline-style="none" officeooo:rsid="005396c5" officeooo:paragraph-rsid="005396c5"/>
    </style:style>
    <style:style style:name="P19" style:family="paragraph" style:parent-style-name="Text_20_body">
      <style:text-properties officeooo:rsid="00220475" officeooo:paragraph-rsid="00220475"/>
    </style:style>
    <style:style style:name="P20" style:family="paragraph" style:parent-style-name="Text_20_body">
      <style:text-properties officeooo:rsid="002440de" officeooo:paragraph-rsid="002440de"/>
    </style:style>
    <style:style style:name="P21" style:family="paragraph" style:parent-style-name="Text_20_body">
      <style:text-properties officeooo:rsid="002715ae" officeooo:paragraph-rsid="002715ae"/>
    </style:style>
    <style:style style:name="P22" style:family="paragraph" style:parent-style-name="Text_20_body">
      <style:text-properties officeooo:rsid="00299fa0" officeooo:paragraph-rsid="00299fa0"/>
    </style:style>
    <style:style style:name="P23" style:family="paragraph" style:parent-style-name="Text_20_body">
      <style:text-properties officeooo:rsid="002a3e2c" officeooo:paragraph-rsid="002a3e2c"/>
    </style:style>
    <style:style style:name="P24" style:family="paragraph" style:parent-style-name="Text_20_body">
      <style:text-properties officeooo:rsid="002fe2ba" officeooo:paragraph-rsid="002fe2ba"/>
    </style:style>
    <style:style style:name="P25" style:family="paragraph" style:parent-style-name="Text_20_body">
      <style:text-properties officeooo:rsid="0034ef98" officeooo:paragraph-rsid="0034ef98"/>
    </style:style>
    <style:style style:name="P26" style:family="paragraph" style:parent-style-name="Text_20_body">
      <style:text-properties officeooo:rsid="0035458c" officeooo:paragraph-rsid="0035458c"/>
    </style:style>
    <style:style style:name="P27" style:family="paragraph" style:parent-style-name="Text_20_body">
      <style:text-properties officeooo:rsid="00361dad" officeooo:paragraph-rsid="00361dad"/>
    </style:style>
    <style:style style:name="P28" style:family="paragraph" style:parent-style-name="Text_20_body">
      <style:text-properties officeooo:paragraph-rsid="003fba31"/>
    </style:style>
    <style:style style:name="P29" style:family="paragraph" style:parent-style-name="Title">
      <style:text-properties officeooo:rsid="001892e2" officeooo:paragraph-rsid="001892e2"/>
    </style:style>
    <style:style style:name="P30" style:family="paragraph" style:parent-style-name="Text_20_body" style:list-style-name="L1">
      <style:text-properties officeooo:rsid="002440de" officeooo:paragraph-rsid="002440de"/>
    </style:style>
    <style:style style:name="P31" style:family="paragraph" style:parent-style-name="Text_20_body" style:list-style-name="L1">
      <style:text-properties officeooo:rsid="002550a8" officeooo:paragraph-rsid="002550a8"/>
    </style:style>
    <style:style style:name="P32" style:family="paragraph" style:parent-style-name="Text_20_body" style:list-style-name="L2">
      <style:text-properties officeooo:rsid="00299fa0" officeooo:paragraph-rsid="00299fa0"/>
    </style:style>
    <style:style style:name="P33" style:family="paragraph" style:parent-style-name="Text_20_body" style:list-style-name="L3">
      <style:text-properties officeooo:rsid="002a3e2c" officeooo:paragraph-rsid="002a3e2c"/>
    </style:style>
    <style:style style:name="P34" style:family="paragraph" style:parent-style-name="Text_20_body">
      <style:text-properties style:text-underline-style="solid" style:text-underline-width="auto" style:text-underline-color="font-color" officeooo:rsid="00197e86" officeooo:paragraph-rsid="00197e86"/>
    </style:style>
    <style:style style:name="T1" style:family="text">
      <style:text-properties officeooo:rsid="001a6e28"/>
    </style:style>
    <style:style style:name="T2" style:family="text">
      <style:text-properties officeooo:rsid="002105b9"/>
    </style:style>
    <style:style style:name="T3" style:family="text">
      <style:text-properties officeooo:rsid="0022b1ab"/>
    </style:style>
    <style:style style:name="T4" style:family="text">
      <style:text-properties officeooo:rsid="0023df65"/>
    </style:style>
    <style:style style:name="T5" style:family="text">
      <style:text-properties officeooo:rsid="002912cd"/>
    </style:style>
    <style:style style:name="T6" style:family="text">
      <style:text-properties officeooo:rsid="002a1de1"/>
    </style:style>
    <style:style style:name="T7" style:family="text">
      <style:text-properties officeooo:rsid="002ecf53"/>
    </style:style>
    <style:style style:name="T8" style:family="text">
      <style:text-properties officeooo:rsid="00319257"/>
    </style:style>
    <style:style style:name="T9" style:family="text">
      <style:text-properties officeooo:rsid="0031c6b6"/>
    </style:style>
    <style:style style:name="T10" style:family="text">
      <style:text-properties officeooo:rsid="0031d3fd"/>
    </style:style>
    <style:style style:name="T11" style:family="text">
      <style:text-properties officeooo:rsid="0033c0d3"/>
    </style:style>
    <style:style style:name="T12" style:family="text">
      <style:text-properties officeooo:rsid="0036b761"/>
    </style:style>
    <style:style style:name="T13" style:family="text">
      <style:text-properties officeooo:rsid="0036c57b"/>
    </style:style>
    <style:style style:name="T14" style:family="text">
      <style:text-properties officeooo:rsid="00380266"/>
    </style:style>
    <style:style style:name="T15" style:family="text">
      <style:text-properties officeooo:rsid="0038b2b8"/>
    </style:style>
    <style:style style:name="T16" style:family="text">
      <style:text-properties officeooo:rsid="003fba31"/>
    </style:style>
    <style:style style:name="T17" style:family="text">
      <style:text-properties fo:font-style="italic" officeooo:rsid="003fc31e" style:font-style-asian="italic" style:font-style-complex="italic"/>
    </style:style>
    <style:style style:name="T18" style:family="text">
      <style:text-properties fo:font-style="italic" officeooo:rsid="003fba31" style:font-style-asian="italic" style:font-style-complex="italic"/>
    </style:style>
    <style:style style:name="T19" style:family="text">
      <style:text-properties fo:font-style="italic" officeooo:rsid="0045aee6" style:font-style-asian="italic" style:font-style-complex="italic"/>
    </style:style>
    <style:style style:name="T20" style:family="text">
      <style:text-properties fo:font-style="italic" officeooo:rsid="004f512a" style:font-style-asian="italic" style:font-style-complex="italic"/>
    </style:style>
    <style:style style:name="T21" style:family="text">
      <style:text-properties fo:font-style="italic" officeooo:rsid="00508a6f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3fc31e" style:font-style-asian="normal" style:font-style-complex="normal"/>
    </style:style>
    <style:style style:name="T24" style:family="text">
      <style:text-properties fo:font-style="normal" officeooo:rsid="00404b01" style:font-style-asian="normal" style:font-style-complex="normal"/>
    </style:style>
    <style:style style:name="T25" style:family="text">
      <style:text-properties fo:font-style="normal" officeooo:rsid="004154bd" style:font-style-asian="normal" style:font-style-complex="normal"/>
    </style:style>
    <style:style style:name="T26" style:family="text">
      <style:text-properties fo:font-style="normal" officeooo:rsid="0041b4e8" style:font-style-asian="normal" style:font-style-complex="normal"/>
    </style:style>
    <style:style style:name="T27" style:family="text">
      <style:text-properties fo:font-style="normal" officeooo:rsid="0042c3f5" style:font-style-asian="normal" style:font-style-complex="normal"/>
    </style:style>
    <style:style style:name="T28" style:family="text">
      <style:text-properties fo:font-style="normal" officeooo:rsid="003fba31" style:font-style-asian="normal" style:font-style-complex="normal"/>
    </style:style>
    <style:style style:name="T29" style:family="text">
      <style:text-properties fo:font-style="normal" officeooo:rsid="0045aee6" style:font-style-asian="normal" style:font-style-complex="normal"/>
    </style:style>
    <style:style style:name="T30" style:family="text">
      <style:text-properties fo:font-style="normal" officeooo:rsid="004f512a" style:font-style-asian="normal" style:font-style-complex="normal"/>
    </style:style>
    <style:style style:name="T31" style:family="text">
      <style:text-properties fo:font-style="normal" officeooo:rsid="00508a6f" style:font-style-asian="normal" style:font-style-complex="normal"/>
    </style:style>
    <style:style style:name="T32" style:family="text">
      <style:text-properties officeooo:rsid="00436d75"/>
    </style:style>
    <style:style style:name="T33" style:family="text">
      <style:text-properties officeooo:rsid="00449050"/>
    </style:style>
    <style:style style:name="T34" style:family="text">
      <style:text-properties officeooo:rsid="0045aee6"/>
    </style:style>
    <style:style style:name="T35" style:family="text">
      <style:text-properties officeooo:rsid="004a2f0f"/>
    </style:style>
    <style:style style:name="T36" style:family="text">
      <style:text-properties officeooo:rsid="004bc608"/>
    </style:style>
    <style:style style:name="T37" style:family="text">
      <style:text-properties officeooo:rsid="004bfa2a"/>
    </style:style>
    <style:style style:name="T38" style:family="text">
      <style:text-properties officeooo:rsid="004db3e9"/>
    </style:style>
    <style:style style:name="T39" style:family="text">
      <style:text-properties officeooo:rsid="004e8871"/>
    </style:style>
    <style:style style:name="T40" style:family="text">
      <style:text-properties officeooo:rsid="004f512a"/>
    </style:style>
    <style:style style:name="T41" style:family="text">
      <style:text-properties officeooo:rsid="00538385"/>
    </style:style>
    <style:style style:name="T42" style:family="text">
      <style:text-properties officeooo:rsid="0055475b"/>
    </style:style>
    <style:style style:name="T43" style:family="text">
      <style:text-properties officeooo:rsid="005b46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oncurrency</text:p>
      <text:p text:style-name="P1">Condition Variables</text:p>
      <text:p text:style-name="P2">We have discovered locks as <text:s/>a primitive needed to build concurrency. Another primitive, needed where a thread wishes to check whether a condition is true before continuing its execution is condition variables. </text:p>
      <text:p text:style-name="P6">The Crux: How Do We Wait For A Condition?</text:p>
      <text:p text:style-name="P11">It is often useful for a thread to wait for some condition to become true before processing. <text:span text:style-name="T2">The simple approach of just spinning until the condition becmes true is grossly inefficient and wasstes CPU cycles, and in some cases, be incorrect. </text:span></text:p>
      <text:p text:style-name="P34">30.1 Definitions and Routines</text:p>
      <text:p text:style-name="P19">A thread can make use of a condition variable to wait for a condition to become true. <text:span text:style-name="T3">A condition variable is an explicit queue that threads can put themselves on when some state of execution is not desired </text:span><text:span text:style-name="T4">(by waiting on the condition).</text:span></text:p>
      <text:p text:style-name="P20">The idea of a condition variable: </text:p>
      <text:list xml:id="list3849044998" text:style-name="L1">
        <text:list-item>
          <text:p text:style-name="P30">Goes back to Dijkstra’s use of private semaphores</text:p>
        </text:list-item>
        <text:list-item>
          <text:p text:style-name="P31">Similar idea named “condition variable” by Hoare</text:p>
        </text:list-item>
      </text:list>
      <text:p text:style-name="P21">Declare a condition variable: pthread_cond_t <text:span text:style-name="T5">c; </text:span></text:p>
      <text:p text:style-name="P22">Has two operations associated with it: </text:p>
      <text:list xml:id="list2229675921" text:style-name="L2">
        <text:list-item>
          <text:p text:style-name="P32">wait() - When a thread wishes itself to put itself to sleep</text:p>
        </text:list-item>
        <text:list-item>
          <text:p text:style-name="P32">signal() - <text:span text:style-name="T6">When a thread has changed something in the program and thus wants to wake a sleeping thread waiting on this condition. </text:span></text:p>
        </text:list-item>
      </text:list>
      <text:p text:style-name="P23">POSIX: </text:p>
      <text:list xml:id="list1701073509" text:style-name="L3">
        <text:list-item>
          <text:p text:style-name="P33">pthread_cond_wait</text:p>
        </text:list-item>
        <text:list-item>
          <text:p text:style-name="P33">pthread_cond_signal </text:p>
        </text:list-item>
      </text:list>
      <text:p text:style-name="P7">Tip: Always Hold The Lock While Signaling</text:p>
      <text:p text:style-name="P12">It is likely simplest and best to hold the lock while signaling when using condtion variables.<text:bookmark-start text:name="__DdeLink__1_3781801842"/> <text:bookmark-end text:name="__DdeLink__1_3781801842"/><text:span text:style-name="T7">Hold the lock when calling wait, is not just a tip, but rather mandate by the semantics of wait, because wait always assumes the lock is held when you call it, releases said lock whe</text:span><text:span text:style-name="T43">n</text:span><text:span text:style-name="T7"> putting the called </text:span><text:span text:style-name="T43">thread</text:span><text:span text:style-name="T7"> to sleep re-acquires the lock just before returning. </text:span></text:p>
      <text:p text:style-name="P3"><text:span text:style-name="T1">30.2 </text:span>The Producer/Consumer (Bounded Buffer) Problem</text:p>
      <text:p text:style-name="P24">A synchronization problem first posed by Dijkstra, <text:span text:style-name="T8">called <text:s/>bounded buffer, </text:span><text:span text:style-name="T32">or the producer/customer </text:span><text:span text:style-name="T8">problem. </text:span><text:span text:style-name="T9">This problem led Dijkstra and his team to invent the </text:span><text:span text:style-name="T10">generalized</text:span><text:span text:style-name="T9"> semaphore </text:span><text:span text:style-name="T11">(used as either a lock or a condition variable). </text:span></text:p>
      <text:p text:style-name="P25">Producer threads, generates data items and places them in a buffer. </text:p>
      <text:p text:style-name="P25"><text:soft-page-break/>Consumer threads take requests out of this queue and processes them.</text:p>
      <text:p text:style-name="P26">Example: grep foo file.txt | wc -l</text:p>
      <text:p text:style-name="P27">The Unix pipe, with the other end of the pipe connected to the standard input of the process wc. <text:span text:style-name="T12">The grep process is the producer and the wc process is the consumer. </text:span><text:span text:style-name="T13">Between them is an in-kernel bounded buffer. </text:span><text:span text:style-name="T14">The bounded buffer is a shared resource, we must require synchronized access to it, <text:s/></text:span><text:span text:style-name="T15">lest, a race condition arise. </text:span></text:p>
      <text:p text:style-name="P8">A Broken Solution</text:p>
      <text:p text:style-name="P13">We are only able to handle 1 consumer and 1 producer, <text:span text:style-name="T33">increasing to either 2 consumers or 2 producers will cause problems since put() and get() has critical sections in them. </text:span><text:span text:style-name="T34">We cannot lock around the code but we can use a condition variable, </text:span><text:span text:style-name="T19">cond</text:span><text:span text:style-name="T34"> and associated lock </text:span><text:span text:style-name="T19">mutex</text:span><text:span text:style-name="T29">.</text:span></text:p>
      <text:p text:style-name="P14"><text:span text:style-name="T29">W</text:span><text:span text:style-name="T22">e must use a condition to determine what consumer / producer to run. </text:span></text:p>
      <text:p text:style-name="P8">Better, But Still Broken: While, Not If</text:p>
      <text:p text:style-name="P15">We must use a while-loop instead <text:s/>of an if-statement. <text:span text:style-name="T35">So if the buffer is empty at that moment, the consumer goes back to sleep. </text:span><text:span text:style-name="T36">Also the if-statement in the producer is changed to while. </text:span><text:span text:style-name="T37">Signaling is needed, but it must be more directed. </text:span><text:span text:style-name="T38">A consumer should not wake other consumers, only producers, and vice-versa. </text:span></text:p>
      <text:p text:style-name="P9">The Single Buffer Producer/Consumer Solution’</text:p>
      <text:p text:style-name="P16">Solution is to use 2 condition variables <text:span text:style-name="T39">to properly signal which thread to wake up <text:s/>when the state of the system changes. </text:span><text:span text:style-name="T40">A producer thread now wait on the condition </text:span><text:span text:style-name="T20">empty</text:span><text:span text:style-name="T30">, and signals </text:span><text:span text:style-name="T20">fill</text:span><text:span text:style-name="T30">. </text:span><text:span text:style-name="T31">A consumer wait on </text:span><text:span text:style-name="T21">fill</text:span><text:span text:style-name="T31"> and signal </text:span><text:span text:style-name="T21">empty</text:span><text:span text:style-name="T31">. </text:span></text:p>
      <text:p text:style-name="P10">The Correct Producer/Consumer Solution</text:p>
      <text:p text:style-name="P17">Still, we don’t have a fully general producer/consumer solution. <text:span text:style-name="T41">First, we must enable more concurrency and efficiency, we must add more buffer slots, so that multiple variables can be produced before sleeping, and similarily multiple variables can be consumed before sleeping. </text:span></text:p>
      <text:p text:style-name="P18">Multiple producers and consumers → Increased concurrency</text:p>
      <text:p text:style-name="P18">Single producer and consumer → Reduced context switch<text:span text:style-name="T42">es</text:span></text:p>
      <text:p text:style-name="P4">30.3 Covering Conditions</text:p>
      <text:p text:style-name="P28"><text:span text:style-name="T16">Solved by the authors of </text:span><text:span text:style-name="T18">Mesa semantics</text:span><text:span text:style-name="T28">. </text:span><text:span text:style-name="T27">Mesa semantics is the interpretation of what a signal means and is employed in virtually every system ever built. </text:span><text:span text:style-name="T23">Instead of calling </text:span><text:span text:style-name="T17">pthread_cond_signal()</text:span><text:span text:style-name="T23"> we call </text:span><text:span text:style-name="T17">pthread_cond_broadcast()</text:span><text:span text:style-name="T23"> </text:span><text:span text:style-name="T24">waking up all waiting threads. Thus we guarantee that any threads that should be woken are. </text:span><text:span text:style-name="T25">The downside can be negative performance impact, as we might needlessly wake up many other waiting threads that shouldn’t (ye) be awake. </text:span><text:span text:style-name="T26">Those threads will wake up, re-check the condition and go immediately go back to sleep. </text:span><text:span text:style-name="T27">Such a condition is called a covering condition because it covers all the cases where a thread needs to wake up. </text:span></text:p>
      <text:p text:style-name="P5">30.4 Summar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9:02:34.449344720</meta:creation-date>
    <dc:date>2021-01-08T10:02:05.771375386</dc:date>
    <meta:editing-duration>P1DT2H16M20S</meta:editing-duration>
    <meta:editing-cycles>67</meta:editing-cycles>
    <meta:generator>LibreOffice/6.4.6.2$Linux_X86_64 LibreOffice_project/40$Build-2</meta:generator>
    <meta:document-statistic meta:table-count="0" meta:image-count="0" meta:object-count="0" meta:page-count="2" meta:paragraph-count="39" meta:word-count="752" meta:character-count="4542" meta:non-whitespace-character-count="3813"/>
  </office:meta>
</office:document-meta>
</file>